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8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9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0" style:family="paragraph" style:parent-style-name="Text_20_body">
      <style:text-properties style:font-name="Arial" style:font-name-asian="Arial" style:font-name-complex="Ari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6" style:family="paragraph" style:parent-style-name="Table_20_Contents">
      <style:text-properties style:font-name="Arial" fo:font-size="14pt" style:font-name-asian="Arial" style:font-name-complex="Arial"/>
    </style:style>
    <style:style style:name="P27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2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3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4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5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29519664" text:id="ct3295196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3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3">/] XXX 20200608_12014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3">/] XXX 20200609_16173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3">/] XXX 20200610_112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3_1521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3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4_1024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5_11105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6_09084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3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8_1557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3">/] XXX 20200618_16211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3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2_125953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3_09402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3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4_132216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3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5_1123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7_1125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8_14194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3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3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30_12475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3">/] XXX 20200630_1257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3">and to get together / on – hand / to increase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3">/] XXX 20200701_16590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3_1634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  <text:p text:style-name="P12"/>
            <text:p text:style-name="P12">to despise / to. word / to be held pledged / to. him</text:p>
            <text:p text:style-name="P12">and to fear / instruction / he / to receive payment</text:p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  <text:p text:style-name="P12"/>
            <text:p text:style-name="P12">law / wise man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  <text:p text:style-name="P12"/>
            <text:p text:style-name="P12">intelligence – good / to give – favor</text:p>
            <text:p text:style-name="P12">and way / to be treacherous / perennial</text:p>
          </table:table-cell>
        </table:table-row>
        <table:table-row>
          <table:table-cell table:style-name="表29.A2" office:value-type="string">
            <text:p text:style-name="P23">/] XXX 20200703_16435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5_1736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<text:soft-page-break/>טז <text:s/>כָּל-עָרוּם, יַעֲשֶׂה בְדָעַת; <text:s text:c="3"/>וּכְסִיל, </text:p>
            <text:p text:style-name="P15">יִפְרֹשׂ אִוֶּלֶת.<text:tab/>16</text:p>
          </table:table-cell>
          <table:table-cell table:style-name="表29.B2" office:value-type="string">
            <text:p text:style-name="P12"/>
            <text:p text:style-name="P12"/>
            <text:p text:style-name="P12"><text:soft-page-break/>every – crafty man / to act</text:p>
            <text:p text:style-name="P12"/>
            <text:p text:style-name="P12">in. knowledge / and one-stupid</text:p>
            <text:p text:style-name="P12"/>
            <text:p text:style-name="P12">to spread / folly</text:p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  <text:p text:style-name="P12"/>
            <text:p text:style-name="P12">messenger / wicked / to cast</text:p>
            <text:p text:style-name="P12"/>
            <text:p text:style-name="P12">in. evil / and agent / faithfullness</text:p>
            <text:p text:style-name="P12"/>
            <text:p text:style-name="P12">to heal</text:p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  <text:p text:style-name="P12"/>
            <text:p text:style-name="P12">destitution / and dishonor / to renounce</text:p>
            <text:p text:style-name="P12">admonition / and to observe / correction</text:p>
            <text:p text:style-name="P12">to be glorified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  <text:p text:style-name="P12"/>
            <text:p text:style-name="P12">yearning / to be become / congenial</text:p>
            <text:p text:style-name="P12">to. soul / and abhorrence</text:p>
            <text:p text:style-name="P12"/>
            <text:p text:style-name="P12">ones-stupid / to withdraw / from. evil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7_13080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<text:soft-page-break/>חֲכָמִים</text:p>
            <text:p text:style-name="P15"><text:s/>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  <text:p text:style-name="P12"/>
            <text:p text:style-name="P12">to go / with – wise ones</text:p>
            <text:p text:style-name="P12"/>
            <text:p text:style-name="P12"><text:soft-page-break/></text:p>
            <text:p text:style-name="P12"/>
            <text:p text:style-name="P12">be wise! / and to associate</text:p>
            <text:p text:style-name="P12"/>
            <text:p text:style-name="P12">ones-stupid / to be imperiled</text:p>
          </table:table-cell>
        </table:table-row>
        <table:table-row>
          <table:table-cell table:style-name="表29.A2" office:value-type="string">
            <text:p text:style-name="P15">13:21</text:p>
            <text:p text:style-name="P15"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  <text:p text:style-name="P12"/>
            <text:p text:style-name="P12">sinful-ones / to pursue</text:p>
            <text:p text:style-name="P12"/>
            <text:p text:style-name="P12">evil / and with – uiindeul</text:p>
            <text:p text:style-name="P12"/>
            <text:p text:style-name="P12">to repay - good</text:p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—יַנְחִיל</text:p>
            <text:p text:style-name="P15"><text:s/>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  <text:p text:style-name="P12"/>
            <text:p text:style-name="P12">good – to leave allotment</text:p>
            <text:p text:style-name="P12"/>
            <text:p text:style-name="P12">sons – sons / and to be secluded</text:p>
            <text:p text:style-name="P12"/>
            <text:p text:style-name="P12">for. uiin / estate / one-sinning</text:p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</text:p>
            <text:p text:style-name="P15">נִסְפֶּה, בְּלֹא מִשְׁפָּט.<text:tab/>23 </text:p>
          </table:table-cell>
          <table:table-cell table:style-name="表29.B2" office:value-type="string">
            <text:p text:style-name="P12"/>
            <text:p text:style-name="P12"/>
            <text:p text:style-name="P12">much – food / tillage</text:p>
            <text:p text:style-name="P12"/>
            <text:p text:style-name="P12">ones-being-destitute / and there is</text:p>
            <text:p text:style-name="P12">to be swept off / in. not / judgement</text:p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</text:p>
            <text:p text:style-name="P15"><text:s/>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  <text:p text:style-name="P12"/>
            <text:p text:style-name="P12">one. to keep back / club+his</text:p>
            <text:p text:style-name="P12"/>
            <text:p text:style-name="P12">one. to hate / son+his / and one. to love+him</text:p>
            <text:p text:style-name="P12">to seek early+him / discipline</text:p>
          </table:table-cell>
        </table:table-row>
        <text:soft-page-break/>
        <table:table-row>
          <table:table-cell table:style-name="表29.A2" office:value-type="string">
            <text:p text:style-name="P23">/] XXX 20200707_132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8_1414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נַפְשׁוֹ; <text:s text:c="3"/>וּבֶטֶן רְשָׁעִים תֶּחְסָר.</text:p>
          </table:table-cell>
          <table:table-cell table:style-name="表29.B2" office:value-type="string">
            <text:p text:style-name="P12"/>
            <text:p text:style-name="P12"/>
            <text:p text:style-name="P12">uiin – to eat / to. sat<text:span text:style-name="T8">isfaction</text:span></text:p>
            <text:p text:style-name="P13"/>
            <text:p text:style-name="P13">soul+his / and belly / wicked ones</text:p>
            <text:p text:style-name="P13">to have lack</text:p>
          </table:table-cell>
        </table:table-row>
        <table:table-row>
          <table:table-cell table:style-name="表29.A2" office:value-type="string">
            <text:p text:style-name="P15">14:1</text:p>
            <text:p text:style-name="P15">חַכְמוֹת נָשִׁים, בָּנְתָה בֵיתָהּ; <text:s text:c="3"/>וְאִוֶּלֶת, בְּיָדֶיהָ תֶהֶרְסֶנּוּ.<text:tab/>1 </text:p>
          </table:table-cell>
          <table:table-cell table:style-name="表29.B2" office:value-type="string">
            <text:p text:style-name="P12"/>
            <text:p text:style-name="P12"/>
            <text:p text:style-name="P12">wise ones / women / to build</text:p>
            <text:p text:style-name="P12"/>
            <text:p text:style-name="P12">house+her / and folly / in. hands+her</text:p>
            <text:p text:style-name="P12">to pull down+him</text:p>
          </table:table-cell>
        </table:table-row>
        <table:table-row>
          <table:table-cell table:style-name="表29.A2" office:value-type="string">
            <text:p text:style-name="P15">14:2</text:p>
            <text:p text:style-name="P15">ב <text:s/>הוֹלֵךְ בְּיָשְׁרוֹ, יְרֵא יְהוָה; <text:s text:c="3"/>וּנְלוֹז </text:p>
            <text:p text:style-name="P15">דְּרָכָיו בּוֹזֵהוּ.<text:tab/>2</text:p>
          </table:table-cell>
          <table:table-cell table:style-name="表29.B2" office:value-type="string">
            <text:p text:style-name="P12"/>
            <text:p text:style-name="P12"/>
            <text:p text:style-name="P12">one. to go / in. upright+his / to fear</text:p>
            <text:p text:style-name="P12">jehovah / and one. to be deviated</text:p>
            <text:p text:style-name="P12">ways+his / one. to despise+him</text:p>
          </table:table-cell>
        </table:table-row>
        <table:table-row>
          <table:table-cell table:style-name="表29.A2" office:value-type="string">
            <text:p text:style-name="P15">14:3</text:p>
            <text:p text:style-name="P15">ג <text:s/>בְּפִי-אֱוִיל, חֹטֶר גַּאֲוָה; <text:s text:c="3"/>וְשִׂפְתֵי חֲכָמִים, תִּשְׁמוּרֵם.<text:tab/>3</text:p>
          </table:table-cell>
          <table:table-cell table:style-name="表29.B2" office:value-type="string">
            <text:p text:style-name="P12"/>
            <text:p text:style-name="P12"/>
            <text:p text:style-name="P12">in. mouth – fool / twig</text:p>
            <text:p text:style-name="P12"/>
            <text:p text:style-name="P12">pride / and lips</text:p>
            <text:p text:style-name="P12"/>
            <text:p text:style-name="P12">wise ones / to guard+them</text:p>
          </table:table-cell>
        </table:table-row>
        <table:table-row>
          <table:table-cell table:style-name="表29.A2" office:value-type="string">
            <text:p text:style-name="P23">/] XXX 20200708_14262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9_1409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4</text:p>
            <text:p text:style-name="P15">ד <text:s/>בְּאֵין אֲלָפִים,</text:p>
            <text:p text:style-name="P15"><text:soft-page-break/><text:s/>אֵבוּס בָּר; <text:s text:c="3"/>וְרָב-תְּבוּאוֹת, בְּכֹחַ שׁוֹר.<text:tab/>4</text:p>
          </table:table-cell>
          <table:table-cell table:style-name="表29.B2" office:value-type="string">
            <text:p text:style-name="P12"/>
            <text:p text:style-name="P12"/>
            <text:p text:style-name="P12">in. there is no / domestic animals</text:p>
            <text:p text:style-name="P12"><text:soft-page-break/>crip / neat / and much</text:p>
            <text:p text:style-name="P12"/>
            <text:p text:style-name="P12">income / in. vigor / bul</text:p>
          </table:table-cell>
        </table:table-row>
        <table:table-row>
          <table:table-cell table:style-name="表29.A2" office:value-type="string">
            <text:p text:style-name="P15">14:5</text:p>
            <text:p text:style-name="P15">ה <text:s/>עֵד אֱמוּנִים, לֹא יְכַזֵּב; <text:s text:c="3"/>וְיָפִיחַ כְּזָבִים, עֵד שָׁקֶר.<text:tab/>5</text:p>
          </table:table-cell>
          <table:table-cell table:style-name="表29.B2" office:value-type="string">
            <text:p text:style-name="P12"/>
            <text:p text:style-name="P12"/>
            <text:p text:style-name="P12">witness / faithfullness / lo</text:p>
            <text:p text:style-name="P12"/>
            <text:p text:style-name="P12">to lie / and he. to puff / lies</text:p>
            <text:p text:style-name="P12"/>
            <text:p text:style-name="P12">witness / falsehood</text:p>
          </table:table-cell>
        </table:table-row>
        <table:table-row>
          <table:table-cell table:style-name="表29.A2" office:value-type="string">
            <text:p text:style-name="P15">14:6</text:p>
            <text:p text:style-name="P15">ו <text:s/>בִּקֶּשׁ-לֵץ חָכְמָה</text:p>
            <text:p text:style-name="P15"><text:s/>וָאָיִן; <text:s text:c="3"/>וְדַעַת</text:p>
            <text:p text:style-name="P15"><text:s/>לְנָבוֹן נָקָל.</text:p>
          </table:table-cell>
          <table:table-cell table:style-name="表29.B2" office:value-type="string">
            <text:p text:style-name="P12"/>
            <text:p text:style-name="P12"/>
            <text:p text:style-name="P12">to seek – one. to mock / wisdom</text:p>
            <text:p text:style-name="P12"/>
            <text:p text:style-name="P12">and there is not / and knowledge</text:p>
            <text:p text:style-name="P12"/>
            <text:p text:style-name="P12">to. one. to understand / light</text:p>
          </table:table-cell>
        </table:table-row>
        <table:table-row>
          <table:table-cell table:style-name="表29.A2" office:value-type="string">
            <text:p text:style-name="P23">/] XXX 20200709_141909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23">[XXX 20200710_1111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7</text:p>
            <text:p text:style-name="P15">לֵךְ מִנֶּגֶד, לְאִישׁ כְּסִיל; <text:s text:c="3"/>וּבַל-יָדַעְתָּ, שִׂפְתֵי-דָעַת.<text:tab/>7</text:p>
          </table:table-cell>
          <table:table-cell table:style-name="表29.B2" office:value-type="string">
            <text:p text:style-name="P12"/>
            <text:p text:style-name="P12"/>
            <text:p text:style-name="P12">go! / from. in front of / to. man / one-stupid</text:p>
            <text:p text:style-name="P12">and no – to know / lips – </text:p>
            <text:p text:style-name="P12"/>
            <text:p text:style-name="P12">knowledge </text:p>
          </table:table-cell>
        </table:table-row>
        <table:table-row>
          <table:table-cell table:style-name="表29.A2" office:value-type="string">
            <text:p text:style-name="P15">14:8</text:p>
            <text:p text:style-name="P15">ח <text:s/>חָכְמַת עָרוּם, הָבִין דַּרְכּוֹ; <text:s text:c="3"/>וְאִוֶּלֶת כְּסִילִים מִרְמָה.<text:tab/>8 </text:p>
          </table:table-cell>
          <table:table-cell table:style-name="表29.B2" office:value-type="string">
            <text:p text:style-name="P12"/>
            <text:p text:style-name="P12"/>
            <text:p text:style-name="P12">wisdom / crafty-one / to give consideration</text:p>
            <text:p text:style-name="P12">way+his / and folly / ones-stupid</text:p>
            <text:p text:style-name="P12"/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4:9</text:p>
            <text:p text:style-name="P15"><text:soft-page-break/>ט <text:s/>אֱוִלִים, יָלִיץ אָשָׁם; <text:s text:c="3"/>וּבֵין יְשָׁרִים רָצוֹן.<text:tab/>9 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ols / to mock / guilt-offering</text:p>
            <text:p text:style-name="P12"/>
            <text:p text:style-name="P12">and between / upright-ones / approval</text:p>
          </table:table-cell>
        </table:table-row>
        <table:table-row>
          <table:table-cell table:style-name="表29.A2" office:value-type="string">
            <text:p text:style-name="P15">14:10</text:p>
            <text:p text:style-name="P15">י <text:s/>לֵב--יוֹדֵעַ, מָרַּת נַפְשׁוֹ; <text:s text:c="3"/>וּבְשִׂמְחָתוֹ, לֹא-יִתְעָרַב זָר.</text:p>
          </table:table-cell>
          <table:table-cell table:style-name="表29.B2" office:value-type="string">
            <text:p text:style-name="P12"/>
            <text:p text:style-name="P12"/>
            <text:p text:style-name="P12">heart – to know / bitterness</text:p>
            <text:p text:style-name="P12"/>
            <text:p text:style-name="P12">soul+his / and in. to rejoice+him</text:p>
            <text:p text:style-name="P12"/>
            <text:p text:style-name="P12">not – to mix himself / alien-one</text:p>
          </table:table-cell>
        </table:table-row>
        <table:table-row>
          <table:table-cell table:style-name="表29.A2" office:value-type="string">
            <text:p text:style-name="P15">14:11</text:p>
            <text:p text:style-name="P15">בֵּית רְשָׁעִים, יִשָּׁמֵד; <text:s text:c="3"/>וְאֹהֶל יְשָׁרִים יַפְרִיחַ.<text:tab/>11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2</text:p>
            <text:p text:style-name="P15">יב <text:s/>יֵשׁ דֶּרֶךְ יָשָׁר, לִפְנֵי-אִישׁ; <text:s text:c="3"/>וְאַחֲרִיתָהּ, דַּרְכֵי-מָוֶת.<text:tab/>1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3</text:p>
            <text:p text:style-name="P15">יג <text:s/>גַּם-בִּשְׂחֹק יִכְאַב-לֵב; <text:s text:c="3"/>וְאַחֲרִיתָהּ שִׂמְחָה תוּגָה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4</text:p>
            <text:p text:style-name="P15">יד <text:s/>מִדְּרָכָיו יִשְׂבַּע, סוּג לֵב; <text:s text:c="3"/>וּמֵעָלָיו, אִישׁ <text:soft-page-break/>טוֹב.<text:tab/>1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5</text:p>
            <text:p text:style-name="P15">טו <text:s/>פֶּתִי, יַאֲמִין לְכָל-דָּבָר; <text:s text:c="3"/>וְעָרוּם, יָבִין לַאֲשֻׁרוֹ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2"/>
      <text:p text:style-name="P21"/>
      <text:p text:style-name="P7">------------------------------------------------------------</text:p>
      <text:p text:style-name="P7">[XXX] 20200327_115755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21"><text:soft-page-break/></text:p>
      <text:p text:style-name="P21"/>
      <text:p text:style-name="P1">------------------------------------------------------------ TEMPLATE<text:change text:change-id="ct329519664"/></text:p>
      <text:p text:style-name="P7">------------------------------------------------------------</text:p>
      <text:p text:style-name="P7"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4"><text:soft-page-break/></text:p>
      <text:p text:style-name="P21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20"/>
      <text:p text:style-name="P20"/>
      <text:p text:style-name="P14">/------------------------------------------------------------ /TEMPLATE</text:p>
      <text:p text:style-name="P20"/>
      <text:p text:style-name="P6">--------------------------------------- [STEPS : closing] 20191009_161940</text:p>
      <text:list xml:id="list7945329376403373577" text:style-name="L1">
        <text:list-item>
          <text:p text:style-name="P35">time label ==&gt; paste</text:p>
        </text:list-item>
        <text:list-item>
          <text:p text:style-name="P35">“@@@” ==&gt; move to → at the bottom of the doc area</text:p>
        </text:list-item>
        <text:list-item>
          <text:p text:style-name="P35">DUP : template</text:p>
        </text:list-item>
        <text:list-item>
          <text:p text:style-name="P35">close</text:p>
          <text:list>
            <text:list-item>
              <text:p text:style-name="P35">web pages</text:p>
            </text:list-item>
            <text:list-item>
              <text:p text:style-name="P35">sheet file</text:p>
            </text:list-item>
            <text:list-item>
              <text:p text:style-name="P35">folders (if any)</text:p>
            </text:list-item>
            <text:list-item>
              <text:p text:style-name="P3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6"/>
          </table:table-cell>
          <table:table-cell table:style-name="表236.A1" office:value-type="string">
            <text:p text:style-name="P26">TH</text:p>
          </table:table-cell>
          <table:table-cell table:style-name="表236.C1" office:value-type="string">
            <text:p text:style-name="P26">“the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gh</text:p>
          </table:table-cell>
          <table:table-cell table:style-name="表236.C2" office:value-type="string">
            <text:p text:style-name="P26">arabic ghain</text:p>
          </table:table-cell>
        </table:table-row>
        <text:soft-page-break/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dz</text:p>
          </table:table-cell>
          <table:table-cell table:style-name="表236.C2" office:value-type="string">
            <text:p text:style-name="P26">arabic ẓ (ðˁ) (ظ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a_</text:p>
          </table:table-cell>
          <table:table-cell table:style-name="表236.C2" office:value-type="string">
            <text:p text:style-name="P26">“<text:span text:style-name="T7">a</text:span>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</text:p>
          </table:table-cell>
          <table:table-cell table:style-name="表236.C2" office:value-type="string">
            <text:p text:style-name="P26">kha: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* (#)</text:p>
          </table:table-cell>
          <table:table-cell table:style-name="表236.C2" office:value-type="string">
            <text:p text:style-name="P26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7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29951351010553612" text:style-name="L2">
              <text:list-item>
                <text:p text:style-name="P31">right-click &gt; r &gt; i &gt; <text:span text:style-name="T8">↑ &gt; Ret (inset rows)</text:span></text:p>
                <text:list>
                  <text:list-item>
                    <text:p text:style-name="P32">enter “a” x 3 (marker)</text:p>
                  </text:list-item>
                  <text:list-item>
                    <text:p text:style-name="P32">M – w &gt; a (new window)</text:p>
                  </text:list-item>
                </text:list>
              </text:list-item>
              <text:list-item>
                <text:p text:style-name="P32">C – f &gt; “@”x3 &gt; Ret (find “@”x3)</text:p>
                <text:list>
                  <text:list-item>
                    <text:p text:style-name="P32">C – x (cut)</text:p>
                  </text:list-item>
                  <text:list-item>
                    <text:p text:style-name="P32">C – f &gt; “a” x 3 &gt; Ret &gt; C – v (find, paste)</text:p>
                  </text:list-item>
                </text:list>
              </text:list-item>
              <text:list-item>
                <text:p text:style-name="P32">C – f &gt; “]” &gt; Ret (find “template”)</text:p>
                <text:list>
                  <text:list-item>
                    <text:p text:style-name="P32">select ==&gt; cells</text:p>
                  </text:list-item>
                  <text:list-item>
                    <text:p text:style-name="P32">C – c &gt; C – Home &gt; C – f &gt; “@” x 3 (copy, find label)</text:p>
                  </text:list-item>
                  <text:list-item>
                    <text:p text:style-name="P32">C - ← x 2 &gt; ↑ <text:s/>(navigation)</text:p>
                  </text:list-item>
                </text:list>
              </text:list-item>
              <text:list-item>
                <text:p text:style-name="P32"/>
              </text:list-item>
            </text:list>
          </table:table-cell>
        </table:table-row>
        <table:table-row>
          <table:table-cell table:style-name="表1.A2" office:value-type="string">
            <text:p text:style-name="P27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6176712518065916632" text:style-name="L3">
              <text:list-item>
                <text:p text:style-name="P33">in a cell</text:p>
                <text:list>
                  <text:list-item>
                    <text:p text:style-name="P33">C – End</text:p>
                  </text:list-item>
                  <text:list-item>
                    <text:p text:style-name="P33">Right click &gt; r &gt; i &gt; C – a &gt; 7 &gt; Ret (insert rows)</text:p>
                  </text:list-item>
                </text:list>
              </text:list-item>
              <text:list-item>
                <text:p text:style-name="P33">template ==&gt; C/P</text:p>
              </text:list-item>
              <text:list-item>
                <text:p text:style-name="P33">enter ==&gt; verse number</text:p>
                <text:list>
                  <text:list-item>
                    <text:p text:style-name="P33">copy → trunk string</text:p>
                  </text:list-item>
                  <text:list-item>
                    <text:p text:style-name="P33">↓ &gt; C – v &gt; number &gt; Ret &gt; ↓</text:p>
                  </text:list-item>
                </text:list>
              </text:list-item>
              <text:list-item>
                <text:p text:style-name="P33">text ==&gt; C/P</text:p>
              </text:list-item>
              <text:list-item>
                <text:p text:style-name="P33">select ==&gt; string</text:p>
                <text:list>
                  <text:list-item>
                    <text:p text:style-name="P33">click on the right side of a numbering char</text:p>
                  </text:list-item>
                  <text:list-item>
                    <text:p text:style-name="P33"><text:soft-page-break/>S – X (X = any char in the first line of the target text)</text:p>
                  </text:list-item>
                  <text:list-item>
                    <text:p text:style-name="P33">S – End (select the whole text area)</text:p>
                  </text:list-item>
                  <text:list-item>
                    <text:p text:style-name="P33">C – x (cut)</text:p>
                  </text:list-item>
                  <text:list-item>
                    <text:p text:style-name="P33">Tab (back)</text:p>
                  </text:list-item>
                  <text:list-item>
                    <text:p text:style-name="P33">C – v</text:p>
                  </text:list-item>
                  <text:list-item>
                    <text:p text:style-name="P33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7"/>
          </table:table-cell>
        </table:table-row>
      </table:table>
      <text:p text:style-name="P14"/>
      <text:p text:style-name="P17">steps : closing : 20200709_142010</text:p>
      <text:p text:style-name="P14"/>
      <table:table table:name="表4" table:style-name="表4">
        <table:table-column table:style-name="表4.A"/>
        <table:table-row>
          <table:table-cell table:style-name="表4.A1" office:value-type="string">
            <text:list xml:id="list7549048466946289638" text:style-name="L4">
              <text:list-item>
                <text:p text:style-name="P34">C – end (move to the end of the cell)</text:p>
              </text:list-item>
              <text:list-item>
                <text:p text:style-name="P34">Right click &gt; r &gt; i &gt; ↑ &gt; Ret (insert rows)</text:p>
              </text:list-item>
              <text:list-item>
                <text:p text:style-name="P34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7"/>
          </table:table-cell>
        </table:table-row>
      </table:table>
      <text:p text:style-name="P14"/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10T11:48:50.19</dc:date>
    <dc:creator>iwabuchi ken</dc:creator>
    <meta:editing-duration>P6DT13H7M5S</meta:editing-duration>
    <meta:editing-cycles>497</meta:editing-cycles>
    <meta:generator>OpenOffice/4.1.3$Win32 OpenOffice.org_project/413m1$Build-9783</meta:generator>
    <meta:document-statistic meta:table-count="12" meta:image-count="0" meta:object-count="0" meta:page-count="31" meta:paragraph-count="758" meta:word-count="4506" meta:character-count="21294"/>
  </office:meta>
</office:document-meta>
</file>